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text-properties officeooo:paragraph-rsid="00270f29"/>
    </style:style>
    <style:style style:name="P2" style:family="paragraph" style:parent-style-name="Standard">
      <style:text-properties officeooo:rsid="001ea3d1" officeooo:paragraph-rsid="001ea3d1"/>
    </style:style>
    <style:style style:name="P3" style:family="paragraph" style:parent-style-name="Text_20_body">
      <style:text-properties officeooo:rsid="001eecb3" officeooo:paragraph-rsid="001eecb3"/>
    </style:style>
    <style:style style:name="P4" style:family="paragraph" style:parent-style-name="Text_20_body">
      <style:text-properties officeooo:rsid="001eecb3" officeooo:paragraph-rsid="001f2296"/>
    </style:style>
    <style:style style:name="P5" style:family="paragraph" style:parent-style-name="Text_20_body">
      <style:text-properties officeooo:rsid="001f2296" officeooo:paragraph-rsid="001f2296"/>
    </style:style>
    <style:style style:name="P6" style:family="paragraph" style:parent-style-name="Text_20_body">
      <style:text-properties officeooo:rsid="001f2296" officeooo:paragraph-rsid="00202741"/>
    </style:style>
    <style:style style:name="P7" style:family="paragraph" style:parent-style-name="Text_20_body">
      <style:text-properties officeooo:rsid="00202741" officeooo:paragraph-rsid="00202741"/>
    </style:style>
    <style:style style:name="P8" style:family="paragraph" style:parent-style-name="Text_20_body">
      <style:text-properties officeooo:rsid="0023226f" officeooo:paragraph-rsid="0023226f"/>
    </style:style>
    <style:style style:name="P9" style:family="paragraph" style:parent-style-name="Text_20_body">
      <style:text-properties officeooo:paragraph-rsid="00233662"/>
    </style:style>
    <style:style style:name="P10" style:family="paragraph" style:parent-style-name="Text_20_body">
      <style:text-properties officeooo:rsid="0001d2d5" officeooo:paragraph-rsid="00233662"/>
    </style:style>
    <style:style style:name="P11" style:family="paragraph" style:parent-style-name="Text_20_body">
      <style:text-properties officeooo:rsid="0025e25c" officeooo:paragraph-rsid="0028e43f"/>
    </style:style>
    <style:style style:name="P12" style:family="paragraph" style:parent-style-name="Text_20_body">
      <style:text-properties officeooo:rsid="00124446" officeooo:paragraph-rsid="0028e43f"/>
    </style:style>
    <style:style style:name="P13" style:family="paragraph" style:parent-style-name="Text_20_body">
      <style:text-properties officeooo:paragraph-rsid="002b0f24"/>
    </style:style>
    <style:style style:name="P14" style:family="paragraph" style:parent-style-name="Text_20_body">
      <style:paragraph-properties fo:margin-left="1.251cm" fo:margin-right="0cm" fo:text-indent="0cm" style:auto-text-indent="false"/>
      <style:text-properties officeooo:paragraph-rsid="00233662"/>
    </style:style>
    <style:style style:name="P15" style:family="paragraph" style:parent-style-name="Text_20_body">
      <style:text-properties officeooo:rsid="00233662" officeooo:paragraph-rsid="00233662"/>
    </style:style>
    <style:style style:name="P16" style:family="paragraph" style:parent-style-name="Text_20_body">
      <style:text-properties officeooo:rsid="0023226f"/>
    </style:style>
    <style:style style:name="P17" style:family="paragraph" style:parent-style-name="Heading_20_1">
      <style:text-properties officeooo:paragraph-rsid="0023226f"/>
    </style:style>
    <style:style style:name="P18" style:family="paragraph" style:parent-style-name="Heading_20_1" style:list-style-name="">
      <style:text-properties officeooo:rsid="00233662" officeooo:paragraph-rsid="00233662"/>
    </style:style>
    <style:style style:name="P19" style:family="paragraph" style:parent-style-name="Heading_20_1">
      <style:paragraph-properties fo:break-before="page"/>
      <style:text-properties officeooo:rsid="0023226f" officeooo:paragraph-rsid="0023226f"/>
    </style:style>
    <style:style style:name="P20" style:family="paragraph" style:parent-style-name="Heading_20_1">
      <style:paragraph-properties fo:break-before="page"/>
      <style:text-properties officeooo:rsid="00233662" officeooo:paragraph-rsid="00233662"/>
    </style:style>
    <style:style style:name="P2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T1" style:family="text">
      <style:text-properties officeooo:rsid="00270f29"/>
    </style:style>
    <style:style style:name="T2" style:family="text">
      <style:text-properties officeooo:rsid="00202741"/>
    </style:style>
    <style:style style:name="T3" style:family="text">
      <style:text-properties officeooo:rsid="00233662"/>
    </style:style>
    <style:style style:name="T4" style:family="text">
      <style:text-properties officeooo:rsid="00124446"/>
    </style:style>
    <style:style style:name="T5" style:family="text">
      <style:text-properties officeooo:rsid="00136d07"/>
    </style:style>
    <style:style style:name="T6" style:family="text">
      <style:text-properties fo:language="es" fo:country="ES"/>
    </style:style>
    <style:style style:name="T7" style:family="text">
      <style:text-properties officeooo:rsid="0025e25c"/>
    </style:style>
    <style:style style:name="T8" style:family="text">
      <style:text-properties officeooo:rsid="0029b2cd"/>
    </style:style>
    <style:style style:name="T9" style:family="text">
      <style:text-properties officeooo:rsid="002b0f24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Ejercicios usabilidad</text:p>
      <text:p text:style-name="P2"/>
      <text:table-of-content text:style-name="Sect1" text:protected="true" text:name="Sumario1">
        <text:table-of-content-source text:outline-level="10">
          <text:index-title-template text:style-name="Contents_20_Heading">Suma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Contents_20_Heading">Sumario</text:p>
          </text:index-title>
          <text:p text:style-name="P21"><text:a xlink:type="simple" xlink:href="#__RefHeading___Toc226_610571319" text:style-name="Index_20_Link" text:visited-style-name="Index_20_Link">1. Mini ejercicios<text:tab/>2</text:a></text:p>
          <text:p text:style-name="P21"><text:a xlink:type="simple" xlink:href="#__RefHeading___Toc228_610571319" text:style-name="Index_20_Link" text:visited-style-name="Index_20_Link">2. Mapa Mental<text:tab/>2</text:a></text:p>
          <text:p text:style-name="P22"><text:a xlink:type="simple" xlink:href="#__RefHeading___Toc230_610571319" text:style-name="Index_20_Link" text:visited-style-name="Index_20_Link">2.1. Definición de items<text:tab/>2</text:a></text:p>
          <text:p text:style-name="P22"><text:a xlink:type="simple" xlink:href="#__RefHeading___Toc232_610571319" text:style-name="Index_20_Link" text:visited-style-name="Index_20_Link">2.2. Card-sorting abierto<text:tab/>2</text:a></text:p>
          <text:p text:style-name="P22"><text:a xlink:type="simple" xlink:href="#__RefHeading___Toc234_610571319" text:style-name="Index_20_Link" text:visited-style-name="Index_20_Link">2.3. Card-sorting cerrado<text:tab/>2</text:a></text:p>
          <text:p text:style-name="P21"><text:a xlink:type="simple" xlink:href="#__RefHeading___Toc236_610571319" text:style-name="Index_20_Link" text:visited-style-name="Index_20_Link">3. Análisis de tareas<text:tab/>2</text:a></text:p>
          <text:p text:style-name="P21"><text:a xlink:type="simple" xlink:href="#__RefHeading___Toc238_610571319" text:style-name="Index_20_Link" text:visited-style-name="Index_20_Link">4. Prototipado<text:tab/>3</text:a></text:p>
          <text:p text:style-name="P21"><text:a xlink:type="simple" xlink:href="#__RefHeading___Toc240_610571319" text:style-name="Index_20_Link" text:visited-style-name="Index_20_Link">5. Evaluación heurística<text:tab/>3</text:a></text:p>
          <text:p text:style-name="P22"><text:a xlink:type="simple" xlink:href="#__RefHeading___Toc258_610571319" text:style-name="Index_20_Link" text:visited-style-name="Index_20_Link">5.1. Revisión de items<text:tab/>3</text:a></text:p>
          <text:p text:style-name="P22"><text:a xlink:type="simple" xlink:href="#__RefHeading___Toc260_610571319" text:style-name="Index_20_Link" text:visited-style-name="Index_20_Link">5.2. Informe final<text:tab/>3</text:a></text:p>
        </text:index-body>
      </text:table-of-content>
      <text:p text:style-name="P16"/>
      <text:h text:style-name="P19" text:outline-level="1"><text:bookmark-start text:name="__RefHeading___Toc226_610571319"/>Mini ejercicios<text:bookmark-end text:name="__RefHeading___Toc226_610571319"/></text:h>
      <text:p text:style-name="P8">Hacer con el profesor los mini ejercicios de usabilidad propuestos por Verónica Traynor (@verotraynor) desde el siguiente enlace: <text:a xlink:type="simple" xlink:href="http://es.slideshare.net/veronicatraynor/8-ejercicios-de-usabilidad" text:style-name="Internet_20_link" text:visited-style-name="Visited_20_Internet_20_Link">http://es.slideshare.net/veronicatraynor/8-ejercicios-de-usabilidad</text:a> </text:p>
      <text:h text:style-name="P17" text:outline-level="1"><text:bookmark-start text:name="__RefHeading___Toc228_610571319"/>Mapa Mental<text:bookmark-end text:name="__RefHeading___Toc228_610571319"/></text:h>
      <text:h text:style-name="Heading_20_2" text:outline-level="2"><text:bookmark-start text:name="__RefHeading___Toc230_610571319"/>Definición de items<text:bookmark-end text:name="__RefHeading___Toc230_610571319"/></text:h>
      <text:p text:style-name="P3">Se divide la clase en grupos de 4 y se reparte un paquete de post-its a cada grupo.</text:p>
      <text:p text:style-name="P3">A continuación se pide a cada uno de los grupos que piensen en elementos hardware, y que pongan un elemento en cada post-it.</text:p>
      <text:p text:style-name="P3">Pasados unos minutos, uno a uno, los grupos van diciendo en voz alta los distintos elementos hardware y el profesor los va anotando en la pizarra.</text:p>
      <text:p text:style-name="P3">Los grupos deberán ir anotando en post-it los elementos que no hayan anotado previamente pero que aparezcan en otro grupo, de tal forma que al final todos los grupos deberían tener más o menos el mismo número de post-its con los mismos elementos.</text:p>
      <text:h text:style-name="Heading_20_2" text:outline-level="2"><text:bookmark-start text:name="__RefHeading___Toc232_610571319"/>Card-sorting abierto<text:bookmark-end text:name="__RefHeading___Toc232_610571319"/></text:h>
      <text:p text:style-name="P5">Ahora lo que se pide es que cada uno de los grupos agrupe sus post-its en distintas categorías teniendo que elegir un nombre a cada una de las categorías.</text:p>
      <text:p text:style-name="P4">Pasados unos minutos, uno a uno, los grupos van diciendo en voz alta los distintos elementos hardware y el profesor los va anotando en la pizarra.</text:p>
      <text:h text:style-name="Heading_20_2" text:outline-level="2"><text:bookmark-start text:name="__RefHeading___Toc234_610571319"/>Card-sorting cerrado<text:bookmark-end text:name="__RefHeading___Toc234_610571319"/></text:h>
      <text:p text:style-name="P7">Entonces el profesor elige 3 categorías (para hacerlo más difícil), en donde una de ellas es “Otros” (las otras 2 podrían ser “Ordenadores” y “Periféricos”)</text:p>
      <text:p text:style-name="P6">Ahora lo que se pide es que cada uno de los grupos agrupe sus post-its en <text:span text:style-name="T2">las 3 </text:span>categorías <text:span text:style-name="T2">anteriores.</text:span></text:p>
      <text:p text:style-name="P7">Pasados unos minutos, el profesor se pasa por cada uno de los grupos comentando las diferencias y las similitudes encontradas en los distintos grupos.</text:p>
      <text:h text:style-name="P18" text:outline-level="1"/>
      <text:h text:style-name="P20" text:outline-level="1"><text:bookmark-start text:name="__RefHeading___Toc236_610571319"/>Análisis de tareas<text:bookmark-end text:name="__RefHeading___Toc236_610571319"/></text:h>
      <text:p text:style-name="P9">Se trata de realizar <text:span text:style-name="T9">en grupos de 2 personas </text:span>el análisis de tareas de un Sistema Web para la búsqueda y compra de billetes de avión.</text:p>
      <text:p text:style-name="P9">El sistema funcionará de la siguiente manera:</text:p>
      <text:p text:style-name="P14">- Permitirá elegir el origen y el destino del vuelo, así como la fecha de salida y el número de personas que viajarán.</text:p>
      <text:p text:style-name="P14">- Una vez elegidas las opciones anteriores, se mostrará una lista de vuelos que cumplan los criterios elegidos. En la lista se mostrarán vuelos de diferentes compañías y se indicará, para cada uno de los vuelos, la hora de salida, la hora de llegada, el precio y la compañía que lo opera. El usuario seleccionará entonces el vuelo que le interese.</text:p>
      <text:p text:style-name="P14">- Posteriormente se introducirán los datos personales del cliente (nombre, apellidos, e-mail, teléfono, dirección, etc.).</text:p>
      <text:p text:style-name="P14">- Por último, se procederá a la compra mediante la introducción de los datos bancarios, siendo necesaria la confirmación final tras la introducción de los mismos.</text:p>
      <text:p text:style-name="P15">No es necesario tener en cuenta la opción de “ida y vuelta”, es decir, basta con analizar y diseñar pensando que sólo se pueden reservar vuelos simples (sólo ida).</text:p>
      <text:p text:style-name="P10">Para realizar el análisis de tareas de sistema anteriormente descrito <text:span text:style-name="T3">se</text:span> utiliza<text:span text:style-name="T3">rá</text:span> el ConcurTaskTrees Environment, disponible desde <text:a xlink:type="simple" xlink:href="http://giove.cnuce.cnr.it/ctte.html" text:style-name="Internet_20_link" text:visited-style-name="Visited_20_Internet_20_Link">http://giove.cnuce.cnr.it/ctte.html</text:a>. <text:span text:style-name="T3">Es obligatorio que se pueda ejecutar el Task Model Simulator del programa, sin errores.</text:span></text:p>
      <text:h text:style-name="Heading_20_1" text:outline-level="1"><text:bookmark-start text:name="__RefHeading___Toc238_610571319"/>Prototipado<text:bookmark-end text:name="__RefHeading___Toc238_610571319"/></text:h>
      <text:p text:style-name="P13">Se trata de realizar <text:span text:style-name="T9">en grupos de 2 personas un prototipo </text:span>de<text:span text:style-name="T8">l </text:span>Sistema Web <text:span text:style-name="T8">analizado anteriormente.</text:span></text:p>
      <text:p text:style-name="P12">La herramienta utilizada para el prototipado <text:span text:style-name="T7">será</text:span> <text:span text:style-name="T7">Pencil</text:span> (<text:a xlink:type="simple" xlink:href="https://github.com/prikhi/pencil" text:style-name="Internet_20_link" text:visited-style-name="Visited_20_Internet_20_Link">https://github.com/prikhi/pencil</text:a>) <text:span text:style-name="T7">que en realidad es un fork del original </text:span>(<text:a xlink:type="simple" xlink:href="http://pencil.evolus.vn/" text:style-name="Internet_20_link" text:visited-style-name="Visited_20_Internet_20_Link">http://pencil.evolus.vn/</text:a>) puesto que <text:span text:style-name="T7">esta última</text:span> ha sido abandonada por sus desarrolladores originales desde 2015, <text:span text:style-name="T7">y el fork </text:span>soluciona algunos problemas e incorporar algunas mejoras.</text:p>
      <text:p text:style-name="P11">Se podrán utilizar tanto colecciones (<text:span text:style-name="T4">Font-Awesome-Icons, Android-Lollipop-Pencil-Stencils, Bootstrap-Pencil-Stencils, Material-Icons-for-Pencil, </text:span>etc<text:span text:style-name="T4">), </text:span>como plantillas de exportación (<text:span text:style-name="T5">Pencil-Material-Design-Template, TabNav, JQUERY, DefaultHTML, GUIPrototypingSmall</text:span><text:span text:style-name="T6">)</text:span></text:p>
      <text:h text:style-name="Heading_20_1" text:outline-level="1"><text:bookmark-start text:name="__RefHeading___Toc240_610571319"/><text:soft-page-break/>Evaluación heurística<text:bookmark-end text:name="__RefHeading___Toc240_610571319"/></text:h>
      <text:h text:style-name="Heading_20_2" text:outline-level="2"><text:bookmark-start text:name="__RefHeading___Toc258_610571319"/>Revisión de items<text:bookmark-end text:name="__RefHeading___Toc258_610571319"/></text:h>
      <text:h text:style-name="Heading_20_2" text:outline-level="2"><text:bookmark-start text:name="__RefHeading___Toc260_610571319"/>Informe final<text:bookmark-end text:name="__RefHeading___Toc260_610571319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officeooo:rsid="001ea3d1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666666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paragraph-rsid="00270f29"/>
    </style:style>
    <style:style style:name="MT1" style:family="text">
      <style:text-properties officeooo:rsid="00270f29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Usabilidad Web<text:tab/><text:tab/><text:span text:style-name="MT1">Enunciados de ejercicios</text:span></text:p>
      </style:header>
      <style:footer>
        <text:p text:style-name="MP1">Adolfo Sanz De Diego<text:tab/><text:tab/>Página <text:page-number text:select-page="current">4</text:page-number> de <text:page-count>4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8T23:25:14.728156725</meta:creation-date>
    <dc:date>2016-08-20T12:20:40.036774285</dc:date>
    <meta:editing-duration>PT1H33M25S</meta:editing-duration>
    <meta:editing-cycles>12</meta:editing-cycles>
    <meta:generator>LibreOffice/5.1.4.2$Linux_X86_64 LibreOffice_project/10m0$Build-2</meta:generator>
    <meta:document-statistic meta:table-count="0" meta:image-count="0" meta:object-count="0" meta:page-count="4" meta:paragraph-count="45" meta:word-count="638" meta:character-count="4061" meta:non-whitespace-character-count="3465"/>
  </office:meta>
</office:document-meta>
</file>